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L" svg:font-family="'Nimbus Mono L'" style:font-pitch="fixed"/>
    <style:font-face style:name="Playfair Display" svg:font-family="'Playfair Display'" style:font-pitch="variable"/>
    <style:font-face style:name="Playfair Display SC" svg:font-family="'Playfair Display SC'" style:font-pitch="variable"/>
    <style:font-face style:name="Source Sans Pro" svg:font-family="'Source Sans Pro'" style:font-pitch="variable"/>
    <style:font-face style:name="Source Sans Pro Light" svg:font-family="'Source Sans Pr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81.9pt" table:align="margins" style:writing-mode="page"/>
    </style:style>
    <style:style style:name="Tabla1.A" style:family="table-column">
      <style:table-column-properties style:column-width="68.85pt" style:rel-column-width="9362*"/>
    </style:style>
    <style:style style:name="Tabla1.A1" style:family="table-cell">
      <style:table-cell-properties fo:padding="2.75pt" fo:border="none"/>
    </style:style>
    <style:style style:name="P1" style:family="paragraph" style:parent-style-name="Table_20_Contents">
      <style:paragraph-properties fo:text-align="center" style:justify-single-word="false"/>
      <style:text-properties style:font-name="Source Sans Pro" fo:font-size="10pt" fo:font-weight="bold" officeooo:rsid="0025a621" officeooo:paragraph-rsid="0025a621"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Source Sans Pro" fo:font-size="8pt" style:font-size-asian="8pt" style:font-size-complex="8pt"/>
    </style:style>
    <style:style style:name="P3" style:family="paragraph" style:parent-style-name="Table_20_Contents">
      <style:paragraph-properties fo:text-align="center" style:justify-single-word="false"/>
      <style:text-properties style:font-name="Source Sans Pro" fo:font-size="8pt" officeooo:rsid="0025a621" officeooo:paragraph-rsid="0025a621" style:font-size-asian="8pt" style:font-size-complex="8pt"/>
    </style:style>
    <style:style style:name="P4"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b3d2e" officeooo:paragraph-rsid="001f6e5c"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1d774c" officeooo:paragraph-rsid="001d774c"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16118" officeooo:paragraph-rsid="00216118"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2dec0" officeooo:paragraph-rsid="0022dec0"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4d40e" officeooo:paragraph-rsid="0024d40e"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5a621" officeooo:paragraph-rsid="0025a621" style:font-size-asian="12pt" style:font-style-asian="normal" style:font-weight-asian="normal" style:font-size-complex="12pt" style:font-style-complex="normal" style:font-weight-complex="normal"/>
    </style:style>
    <style:style style:name="P10" style:family="paragraph" style:parent-style-name="Standard">
      <loext:graphic-properties draw:fill-image-width="0pt" draw:fill-image-height="0pt"/>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normal" fo:font-weight="normal" officeooo:rsid="0025a621" officeooo:paragraph-rsid="0025a621" style:font-size-asian="12pt" style:font-style-asian="normal" style:font-weight-asian="normal" style:font-size-complex="12pt" style:font-style-complex="normal" style:font-weight-complex="normal"/>
    </style:style>
    <style:style style:name="P11" style:family="paragraph" style:parent-style-name="Standard">
      <loext:graphic-properties draw:fill-image-width="0pt" draw:fill-image-height="0pt"/>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italic" fo:font-weight="bold" officeooo:rsid="001f6e5c" officeooo:paragraph-rsid="001f6e5c" style:font-size-asian="12pt" style:font-style-asian="italic" style:font-weight-asian="bold" style:font-size-complex="12pt" style:font-style-complex="italic" style:font-weight-complex="bold"/>
    </style:style>
    <style:style style:name="P12" style:family="paragraph" style:parent-style-name="Standard">
      <loext:graphic-properties draw:fill-image-width="0pt" draw:fill-image-height="0pt"/>
      <style:paragraph-properties fo:margin-left="0pt" fo:margin-right="0pt" fo:margin-top="0pt" fo:margin-bottom="6.01pt" loext:contextual-spacing="false" fo:text-align="justify" style:justify-single-word="false" fo:text-indent="35.29pt" style:auto-text-indent="true" style:writing-mode="page"/>
      <style:text-properties style:font-name="Source Sans Pro" fo:font-size="12pt" fo:font-style="italic" fo:font-weight="bold" officeooo:rsid="001f6e5c" officeooo:paragraph-rsid="002c8177" style:font-size-asian="12pt" style:font-style-asian="italic" style:font-weight-asian="bold" style:font-size-complex="12pt" style:font-style-complex="italic" style:font-weight-complex="bold"/>
    </style:style>
    <style:style style:name="P13" style:family="paragraph" style:parent-style-name="Standard">
      <style:paragraph-properties fo:margin-left="0pt" fo:margin-right="0pt" fo:margin-top="6.01pt" fo:margin-bottom="11.99pt" loext:contextual-spacing="false" fo:text-align="justify" style:justify-single-word="false" fo:text-indent="35.29pt" style:auto-text-indent="true" style:writing-mode="page"/>
      <style:text-properties style:font-name="Playfair Display" fo:font-size="12pt" fo:font-style="italic" fo:font-weight="normal" officeooo:rsid="001f6e5c" officeooo:paragraph-rsid="001f6e5c" style:font-size-asian="12pt" style:font-style-asian="italic" style:font-weight-asian="normal" style:font-size-complex="12pt" style:font-style-complex="italic" style:font-weight-complex="normal"/>
    </style:style>
    <style:style style:name="P14" style:family="paragraph" style:parent-style-name="Standard">
      <style:paragraph-properties fo:margin-top="6.01pt" fo:margin-bottom="11.99pt" loext:contextual-spacing="false" fo:text-align="center" style:justify-single-word="false" style:writing-mode="page"/>
      <style:text-properties style:font-name="Playfair Display" fo:font-size="14pt" fo:font-style="normal" fo:font-weight="bold" officeooo:rsid="001ca554" officeooo:paragraph-rsid="001ca554" style:font-size-asian="12.25pt" style:font-style-asian="normal" style:font-weight-asian="bold" style:font-size-complex="14pt" style:font-style-complex="normal" style:font-weight-complex="bold"/>
    </style:style>
    <style:style style:name="P15" style:family="paragraph" style:parent-style-name="Standard">
      <style:paragraph-properties fo:margin-top="6.01pt" fo:margin-bottom="11.99pt" loext:contextual-spacing="false" fo:text-align="justify" style:justify-single-word="false" style:writing-mode="page"/>
      <style:text-properties officeooo:rsid="001f6e5c" officeooo:paragraph-rsid="001f6e5c"/>
    </style:style>
    <style:style style:name="P16" style:family="paragraph" style:parent-style-name="Standard" style:list-style-name="L3">
      <style:paragraph-properties fo:margin-top="0pt" fo:margin-bottom="6.01pt" loext:contextual-spacing="false" fo:text-align="justify" style:justify-single-word="false" style:writing-mode="page"/>
      <style:text-properties style:font-name="Source Sans Pro" fo:font-size="12pt" fo:font-style="normal" fo:font-weight="normal" officeooo:rsid="0022dec0" officeooo:paragraph-rsid="0022dec0" style:font-size-asian="12pt" style:font-style-asian="normal" style:font-weight-asian="normal" style:font-size-complex="12pt" style:font-style-complex="normal" style:font-weight-complex="normal"/>
    </style:style>
    <style:style style:name="P17" style:family="paragraph" style:parent-style-name="Standard">
      <loext:graphic-properties draw:fill="solid" draw:fill-color="#eeeeee" draw:fill-image-width="0pt" draw:fill-image-height="0pt"/>
      <style:paragraph-properties fo:margin-left="35.29pt" fo:margin-right="35.29pt" fo:margin-top="0pt" fo:margin-bottom="6.01pt" loext:contextual-spacing="false" fo:text-align="justify" style:justify-single-word="false" fo:text-indent="0pt" style:auto-text-indent="true" fo:background-color="#eeeeee" style:writing-mode="page"/>
      <style:text-properties style:font-name="Nimbus Mono L" fo:font-size="10pt" fo:font-style="normal" fo:font-weight="normal" officeooo:rsid="0024d40e" officeooo:paragraph-rsid="0024d40e" style:font-size-asian="10pt" style:font-style-asian="normal" style:font-weight-asian="normal" style:font-size-complex="10pt" style:font-style-complex="normal" style:font-weight-complex="normal"/>
    </style:style>
    <style:style style:name="P18" style:family="paragraph" style:parent-style-name="Standard">
      <loext:graphic-properties draw:fill="solid" draw:fill-color="#eeeeee" draw:fill-image-width="0pt" draw:fill-image-height="0pt"/>
      <style:paragraph-properties fo:margin-left="35.29pt" fo:margin-right="35.29pt" fo:margin-top="0pt" fo:margin-bottom="6.01pt" loext:contextual-spacing="false" fo:text-align="justify" style:justify-single-word="false" fo:text-indent="0pt" style:auto-text-indent="true" fo:background-color="#eeeeee" style:writing-mode="page"/>
      <style:text-properties style:font-name="Nimbus Mono L" fo:font-size="10pt" fo:font-style="normal" fo:font-weight="normal" officeooo:rsid="0025a621" officeooo:paragraph-rsid="0025a621" style:font-size-asian="10pt" style:font-style-asian="normal" style:font-weight-asian="normal" style:font-size-complex="10pt" style:font-style-complex="normal" style:font-weight-complex="normal"/>
    </style:style>
    <style:style style:name="P19" style:family="paragraph" style:parent-style-name="Standard">
      <loext:graphic-properties draw:fill="solid" draw:fill-color="#eeeeee" draw:fill-image-width="0pt" draw:fill-image-height="0pt"/>
      <style:paragraph-properties fo:margin-left="35.29pt" fo:margin-right="35.29pt" fo:margin-top="0pt" fo:margin-bottom="6.01pt" loext:contextual-spacing="false" fo:text-align="justify" style:justify-single-word="false" fo:text-indent="0pt" style:auto-text-indent="true" fo:background-color="#eeeeee" style:writing-mode="page"/>
      <style:text-properties fo:color="#3399ff" style:font-name="Nimbus Mono L" fo:font-size="10pt" fo:font-style="normal" fo:font-weight="bold" officeooo:rsid="0024d40e" officeooo:paragraph-rsid="0024d40e" style:font-size-asian="10pt" style:font-style-asian="normal" style:font-weight-asian="bold" style:font-size-complex="10pt" style:font-style-complex="normal" style:font-weight-complex="bold"/>
    </style:style>
    <style:style style:name="T1" style:family="text">
      <style:text-properties style:font-name="Source Sans Pro Light"/>
    </style:style>
    <style:style style:name="T2" style:family="text">
      <style:text-properties style:font-name="Source Sans Pro Light"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Source Sans Pro Light" fo:font-style="normal" fo:font-weight="normal" officeooo:rsid="002a1c44" style:font-style-asian="normal" style:font-weight-asian="normal" style:font-style-complex="normal" style:font-weight-complex="normal"/>
    </style:style>
    <style:style style:name="T4" style:family="text">
      <style:text-properties style:font-name="Source Sans Pro Light" fo:font-style="normal" fo:font-weight="normal" officeooo:rsid="0029a188" style:font-style-asian="normal" style:font-weight-asian="normal" style:font-style-complex="normal" style:font-weight-complex="normal"/>
    </style:style>
    <style:style style:name="T5" style:family="text">
      <style:text-properties style:font-name="Source Sans Pro Light" fo:font-style="normal" fo:font-weight="normal" officeooo:rsid="002cc916" style:font-style-asian="normal" style:font-weight-asian="normal" style:font-style-complex="normal" style:font-weight-complex="normal"/>
    </style:style>
    <style:style style:name="T6" style:family="text">
      <style:text-properties style:font-name="Source Sans Pro Light" fo:font-style="normal" fo:font-weight="normal" officeooo:rsid="002f7f8a" style:font-style-asian="normal" style:font-weight-asian="normal" style:font-style-complex="normal" style:font-weight-complex="normal"/>
    </style:style>
    <style:style style:name="T7" style:family="text">
      <style:text-properties style:font-name="Source Sans Pro Light" fo:font-style="normal" fo:font-weight="normal" officeooo:rsid="00315571"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style:font-name="Playfair Display"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font-name="Playfair Display" fo:font-size="12pt" fo:font-style="normal" fo:font-weight="bold" officeooo:rsid="0009db3e" style:font-size-asian="12pt" style:font-style-asian="normal" style:font-weight-asian="bold" style:font-size-complex="12pt" style:font-style-complex="normal" style:font-weight-complex="bold"/>
    </style:style>
    <style:style style:name="T11" style:family="text">
      <style:text-properties style:font-name="Playfair Display" fo:font-size="12pt" fo:font-style="normal" fo:font-weight="bold" officeooo:rsid="00315571" style:font-size-asian="12pt" style:font-style-asian="normal" style:font-weight-asian="bold" style:font-size-complex="12pt" style:font-style-complex="normal" style:font-weight-complex="bold"/>
    </style:style>
    <style:style style:name="T12" style:family="text">
      <style:text-properties fo:font-style="normal" style:font-style-asian="normal" style:font-style-complex="normal"/>
    </style:style>
    <style:style style:name="T13" style:family="text">
      <style:text-properties officeooo:rsid="0025a621"/>
    </style:style>
    <style:style style:name="T14" style:family="text">
      <style:text-properties officeooo:rsid="00266ce7"/>
    </style:style>
    <style:style style:name="T15" style:family="text">
      <style:text-properties style:font-name="Source Sans Pro" fo:font-style="normal" fo:font-weight="normal" officeooo:rsid="00266ce7" style:font-style-asian="normal" style:font-weight-asian="normal" style:font-style-complex="normal" style:font-weight-complex="normal"/>
    </style:style>
    <style:style style:name="T16" style:family="text">
      <style:text-properties style:font-name="Source Sans Pro" fo:font-style="normal" fo:font-weight="normal" officeooo:rsid="0029a188" style:font-style-asian="normal" style:font-weight-asian="normal" style:font-style-complex="normal" style:font-weight-complex="normal"/>
    </style:style>
    <style:style style:name="T17" style:family="text">
      <style:text-properties style:font-name="Source Sans Pro" fo:font-style="normal" fo:font-weight="normal" officeooo:rsid="002a1c44" style:font-style-asian="normal" style:font-weight-asian="normal" style:font-style-complex="normal" style:font-weight-complex="normal"/>
    </style:style>
    <style:style style:name="T18" style:family="text">
      <style:text-properties style:font-name="Source Sans Pro" fo:font-style="normal" fo:font-weight="normal" officeooo:rsid="002b66f0" style:font-style-asian="normal" style:font-weight-asian="normal" style:font-style-complex="normal" style:font-weight-complex="normal"/>
    </style:style>
    <style:style style:name="T19" style:family="text">
      <style:text-properties style:font-name="Source Sans Pro" fo:font-style="normal" fo:font-weight="normal" officeooo:rsid="002c8177" style:font-style-asian="normal" style:font-weight-asian="normal" style:font-style-complex="normal" style:font-weight-complex="normal"/>
    </style:style>
    <style:style style:name="T20" style:family="text">
      <style:text-properties style:font-name="Source Sans Pro" fo:font-style="normal" fo:font-weight="normal" officeooo:rsid="002cc916" style:font-style-asian="normal" style:font-weight-asian="normal" style:font-style-complex="normal" style:font-weight-complex="normal"/>
    </style:style>
    <style:style style:name="T21" style:family="text">
      <style:text-properties style:font-name="Source Sans Pro" fo:font-style="normal" fo:font-weight="normal" officeooo:rsid="002dfd9a" style:font-style-asian="normal" style:font-weight-asian="normal" style:font-style-complex="normal" style:font-weight-complex="normal"/>
    </style:style>
    <style:style style:name="T22" style:family="text">
      <style:text-properties style:font-name="Source Sans Pro" fo:font-style="normal" fo:font-weight="normal" officeooo:rsid="002f7f8a" style:font-style-asian="normal" style:font-weight-asian="normal" style:font-style-complex="normal" style:font-weight-complex="normal"/>
    </style:style>
    <style:style style:name="T23" style:family="text">
      <style:text-properties style:font-name="Source Sans Pro" fo:font-style="normal" fo:font-weight="normal" officeooo:rsid="00315571" style:font-style-asian="normal" style:font-weight-asian="normal" style:font-style-complex="normal" style:font-weight-complex="normal"/>
    </style:style>
    <style:style style:name="T24" style:family="text">
      <style:text-properties style:font-name="Source Sans Pro" fo:font-weight="normal" officeooo:rsid="002cc916" style:font-weight-asian="normal" style:font-weight-complex="normal"/>
    </style:style>
    <style:style style:name="T25" style:family="text">
      <style:text-properties style:font-name="Source Sans Pro" fo:font-weight="normal" officeooo:rsid="002dfd9a" style:font-weight-asian="normal" style:font-weight-complex="normal"/>
    </style:style>
    <style:style style:name="T26" style:family="text">
      <style:text-properties style:font-name="Source Sans Pro" fo:font-weight="normal" officeooo:rsid="002f7f8a" style:font-weight-asian="normal" style:font-weight-complex="normal"/>
    </style:style>
    <style:style style:name="T27" style:family="text">
      <style:text-properties style:font-name="Source Sans Pro" fo:font-weight="normal" officeooo:rsid="0031557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uarios</text:p>
      <text:p text:style-name="P5">La gestión de usuarios es una tarea central en la mayoría de los sistemas. La dificultad de esta tarea estriba en el entorno en que deba desarrollarse: hay grandes diferencias entre gestionar un sistema multiusuario a trabajar en un entorno empresarial con un sistema distribuido entre varias localizaciones físicas.</text:p>
      <text:p text:style-name="P5">En este apartado trataremos sobre herramientas automatizadas de gestión de usuarios como <text:span text:style-name="T1">useradd</text:span>, <text:span text:style-name="T1">userdel</text:span> o <text:span text:style-name="T1">usermod</text:span>, así como de los ficheros asociados con ella y de las buenas prácticas en la tarea de administrar el subsistema de usuarios, así como de algunas herramientas relacionadas como los PAM o los sistemas de directorio como NIS o LDAP.</text:p>
      <text:p text:style-name="P15"><text:span text:style-name="T10">E</text:span><text:span text:style-name="T9">l fichero </text:span><text:span text:style-name="T2">/etc/passwd</text:span></text:p>
      <text:p text:style-name="P6">Este fichero contiene una lista de los usuarios reconocidos por el sistema. Puede extenderse o sustituirse mediante un servicio de directorio, de modo que su valor se reduce a sistemas autónomos.</text:p>
      <text:p text:style-name="P7">El sistema consulta el fichero /etc/passwd en tiempo de inicio de sesión para determinar los parámetros de la cuenta del usuario:</text:p>
      <text:list xml:id="list5152815607245040987" text:style-name="L3">
        <text:list-item>
          <text:p text:style-name="P16">Nombre de sesión</text:p>
        </text:list-item>
        <text:list-item>
          <text:p text:style-name="P16">Marcador de contraseña encriptada</text:p>
        </text:list-item>
        <text:list-item>
          <text:p text:style-name="P16">UID</text:p>
        </text:list-item>
        <text:list-item>
          <text:p text:style-name="P16">GID por defecto</text:p>
        </text:list-item>
        <text:list-item>
          <text:p text:style-name="P16">Información «GECOS»: nombre completo, número de teléfono, etc.</text:p>
        </text:list-item>
        <text:list-item>
          <text:p text:style-name="P16">Directorio <text:span text:style-name="T8">home</text:span></text:p>
        </text:list-item>
        <text:list-item>
          <text:p text:style-name="P16">Shell de inicio de sesión</text:p>
        </text:list-item>
      </text:list>
      <text:p text:style-name="P8">Tradicionalmente las contraseñas encriptadas se guardaban en este fichero, pero dado que eso es poco seguro, ahora se almacenan en el fichero con permisos restringidos /etc/shadow.</text:p>
      <text:p text:style-name="P8">El formato habitual del fichero es el siguiente:</text:p>
      <text:p text:style-name="P17">mrhydden@debian:~$ ls -l /etc/passwd</text:p>
      <text:p text:style-name="P17">-rw-r--r-- 1 root root 2225 may 27 01:55 /etc/passwd</text:p>
      <text:p text:style-name="P18">mrhydden@debian:~$ cat /etc/passwd</text:p>
      <text:p text:style-name="P18">root:x:0:0:root:/root:/bin/bash</text:p>
      <text:p text:style-name="P17">kvothe:x:1000:1000:kvothe,,,:/home/kvothe:/bin/bash</text:p>
      <text:p text:style-name="P19">mrhydden:x:1001:1001:Henry Jookill,666,666 666 666,666 666 666:/home/mrhydden:/bin/bash</text:p>
      <text:p text:style-name="P9">Como se puede ver, sólo el usuario <text:span text:style-name="T8">root </text:span>puede modificar este fichero. El formato de las entradas en <text:span text:style-name="T1">/etc/passwd</text:span> es:</text:p>
      <table:table table:name="Tabla1" table:style-name="Tabla1">
        <table:table-column table:style-name="Tabla1.A" table:number-columns-repeated="7"/>
        <table:table-row>
          <table:table-cell table:style-name="Tabla1.A1" office:value-type="string">
            <text:p text:style-name="P1">Nombre</text:p>
          </table:table-cell>
          <table:table-cell table:style-name="Tabla1.A1" office:value-type="string">
            <text:p text:style-name="P1">Marcador de contraseña</text:p>
          </table:table-cell>
          <table:table-cell table:style-name="Tabla1.A1" office:value-type="string">
            <text:p text:style-name="P1">UID</text:p>
          </table:table-cell>
          <table:table-cell table:style-name="Tabla1.A1" office:value-type="string">
            <text:p text:style-name="P1">GID por defecto</text:p>
          </table:table-cell>
          <table:table-cell table:style-name="Tabla1.A1" office:value-type="string">
            <text:p text:style-name="P1">GECOS</text:p>
          </table:table-cell>
          <table:table-cell table:style-name="Tabla1.A1" office:value-type="string">
            <text:p text:style-name="P1">Directorio home</text:p>
          </table:table-cell>
          <table:table-cell table:style-name="Tabla1.A1" office:value-type="string">
            <text:p text:style-name="P1">Shell de inicio de sesión</text:p>
          </table:table-cell>
        </table:table-row>
        <table:table-row>
          <table:table-cell table:style-name="Tabla1.A1" office:value-type="string">
            <text:p text:style-name="P3">mrhydden :</text:p>
          </table:table-cell>
          <table:table-cell table:style-name="Tabla1.A1" office:value-type="string">
            <text:p text:style-name="P3">x :</text:p>
          </table:table-cell>
          <table:table-cell table:style-name="Tabla1.A1" office:value-type="string">
            <text:p text:style-name="P3">1001 :</text:p>
          </table:table-cell>
          <table:table-cell table:style-name="Tabla1.A1" office:value-type="string">
            <text:p text:style-name="P3">1001 :</text:p>
          </table:table-cell>
          <table:table-cell table:style-name="Tabla1.A1" office:value-type="string">
            <text:p text:style-name="P3">Henry Jookil… :</text:p>
          </table:table-cell>
          <table:table-cell table:style-name="Tabla1.A1" office:value-type="string">
            <text:p text:style-name="P2">/<text:span text:style-name="T13">home/mrhydden :</text:span></text:p>
          </table:table-cell>
          <table:table-cell table:style-name="Tabla1.A1" office:value-type="string">
            <text:p text:style-name="P2">/<text:span text:style-name="T13">bin/bash</text:span></text:p>
          </table:table-cell>
        </table:table-row>
      </table:table>
      <text:p text:style-name="P10"><text:soft-page-break/>de modo que cada campo se encuentra delimitado por dos puntos. <text:span text:style-name="T14">Explico a continuación el siginificado de cada campo.</text:span></text:p>
      <text:p text:style-name="P12">Nombre de inicio de sesión. <text:span text:style-name="T15">También denominado ‘nombre de usuario’, es un valor único en el sistema que puede tener restricciones de longitud y caracteres válidos. Un nombre de usuario debe mantenerse idéntico en todas las máquinas, y debe referirse siempre al mismo usuario.</text:span><text:span text:style-name="T18"> Sistemas como LDAP facilitan la gestión de la información de identidad en este sentido, así como para </text:span><text:span text:style-name="T19">UID</text:span><text:span text:style-name="T18">, contraseñas, etc.</text:span></text:p>
      <text:p text:style-name="P11">Contraseña encriptada. <text:span text:style-name="T16">Este campo almacenaba tradicionalmente la contraseña encriptada, que como se ha dicho, ha sido desplazada al fichero </text:span><text:span text:style-name="T4">/etc/shadow</text:span><text:span text:style-name="T16"> por motivos de seguridad. En estos casos, este campo contiene típicamente un un ‘*’ o un ‘x’. </text:span><text:span text:style-name="T17">El primer símbolo inhabilita la autentificación mediante contraseña; el segundo indica que existe una contraseña en </text:span><text:span text:style-name="T3">/etc/shadow</text:span><text:span text:style-name="T17">. Es importante no dejar este campo vacío nunca pues permitiría a un tercero acceder al sistema sin contraseña.</text:span></text:p>
      <text:p text:style-name="P11">UID. <text:span text:style-name="T18">Un UID es un entero de 32 bits (aunque por retrocompatibilidad es mejor limitarlo a 16). Un UID debe ser único, de modo que, como el nombre de usuario, identifique siempre al mismo usuario y en todos los lugares del sistema.</text:span></text:p>
      <text:p text:style-name="P11">GID por defecto. <text:span text:style-name="T20">Al igual que el UID, el GID es un entero de 32 bits. Los grupos se definen en </text:span><text:span text:style-name="T5">/etc/group</text:span><text:span text:style-name="T20">, al que se mapea este campo del fichero </text:span><text:span text:style-name="T5">/etc/passwd</text:span><text:span text:style-name="T20">.</text:span></text:p>
      <text:p text:style-name="P11">El campo GECOS. <text:span text:style-name="T20">Este campo contiene información de usuarios, habitualmente separada por comas. Originariamente se utilizó para transferir grupos de trabajo de Unix a los </text:span><text:span text:style-name="T24">General Electric Comprehensive Operating System</text:span><text:span text:style-name="T20"> de los laboratorios Bell. Información típica guardada en este campo es el nombre completo del usuario, su dirección de oficina y el teléfono de la misma, el teléfono de casa, etc.</text:span></text:p>
      <text:p text:style-name="P11">El directorio home. <text:span text:style-name="T21">El directorio </text:span><text:span text:style-name="T25">home</text:span><text:span text:style-name="T21"> o directorio principal es el que contiene los ficheros del usuario en el sistema. Su intención es almacenar todo lo que el usuario produzca, así como sus ficheros de configuración de cualquier software que hayan utilizado (e.g., marcadores de navegadores, fondos de pantalla, etc.). Un usuario es dirigido a su directorio principal inmediatamente tras el inicio de sesión </text:span><text:span text:style-name="T22">(mediante la ejecución del comando </text:span><text:span text:style-name="T6">cd</text:span><text:span text:style-name="T22"> en su </text:span><text:span text:style-name="T26">shell</text:span><text:span text:style-name="T22"> de inicio)</text:span><text:span text:style-name="T21">; por ello, es importante que la configuración del directorio sea adecuada: si no lo es, es posible que el usuario no pueda iniciar sesión.</text:span></text:p>
      <text:p text:style-name="P11">La <text:span text:style-name="T12">shell</text:span> de inicio de sesión. <text:span text:style-name="T23">La </text:span><text:span text:style-name="T27">shell</text:span><text:span text:style-name="T23"> de inicio suele ser un intérprete de comandos como BASh o CSh, aunque puede ser cualquier programa. Si </text:span><text:span text:style-name="T7">/etc/passwd</text:span><text:span text:style-name="T23"> no especifica que </text:span><text:span text:style-name="T27">shell </text:span><text:span text:style-name="T23">utiliza el usuario, se utiliza la </text:span><text:span text:style-name="T27">shell</text:span><text:span text:style-name="T23"> por defecto, que en GNU/Linux es </text:span><text:span text:style-name="T7">bash</text:span><text:span text:style-name="T23">.</text:span></text:p>
      <text:p text:style-name="P15"><text:span text:style-name="T11">El</text:span><text:span text:style-name="T9"> fichero </text:span><text:span text:style-name="T2">/etc/shadow</text:span></text:p>
      <text:p text:style-name="P4">Text…</text:p>
      <text:p text:style-name="P15"><text:span text:style-name="T9">El fichero</text:span><text:span text:style-name="T2"> /etc/group</text:span></text:p>
      <text:p text:style-name="P4">Text…</text:p>
      <text:p text:style-name="P15"><text:span text:style-name="T9">Cómo añadir un usuario al sistema</text:span></text:p>
      <text:p text:style-name="P4">Text…</text:p>
      <text:p text:style-name="P13"><text:soft-page-break/>Editar los ficheros /ect/passwd y /etc/group</text:p>
      <text:p text:style-name="P4">Text…</text:p>
      <text:p text:style-name="P13">Establecer una contraseña</text:p>
      <text:p text:style-name="P4">Text…</text:p>
      <text:p text:style-name="P13">Crear el directorio home y añadir ficheros iniciales</text:p>
      <text:p text:style-name="P4">Text…</text:p>
      <text:p text:style-name="P13">Establecer permisos y propiedad</text:p>
      <text:p text:style-name="P4">Text…</text:p>
      <text:p text:style-name="P13">Otros</text:p>
      <text:p text:style-name="P4">Text…</text:p>
      <text:p text:style-name="P15"><text:span text:style-name="T9">useradd</text:span></text:p>
      <text:p text:style-name="P4">Text…</text:p>
      <text:p text:style-name="P15"><text:span text:style-name="T9">Cómo eliminar un usuario al sistema</text:span></text:p>
      <text:p text:style-name="P4">Text…</text:p>
      <text:p text:style-name="P15"><text:span text:style-name="T9">Deshabilitar el inicio de sesión</text:span></text:p>
      <text:p text:style-name="P4">Text…</text:p>
      <text:p text:style-name="P15"><text:span text:style-name="T9">Minimización de riesgos mediante el uso de PAM</text:span></text:p>
      <text:p text:style-name="P4">Text…</text:p>
      <text:p text:style-name="P15"><text:span text:style-name="T9">Gestión de cuentas centralizado</text:span></text:p>
      <text:p text:style-name="P4">Text…</text:p>
      <text:p text:style-name="P13">LDAP</text:p>
      <text:p text:style-name="P4">Text…</text:p>
      <text:p text:style-name="P13">Sistemas de inicio de sesión unificado (SSO)</text:p>
      <text:p text:style-name="P4">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L" svg:font-family="'Nimbus Mono L'" style:font-pitch="fixed"/>
    <style:font-face style:name="Playfair Display" svg:font-family="'Playfair Display'" style:font-pitch="variable"/>
    <style:font-face style:name="Playfair Display SC" svg:font-family="'Playfair Display SC'" style:font-pitch="variable"/>
    <style:font-face style:name="Source Sans Pro" svg:font-family="'Source Sans Pro'" style:font-pitch="variable"/>
    <style:font-face style:name="Source Sans Pro Light" svg:font-family="'Source Sans Pr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29pt"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2:02:58.769406072</meta:creation-date>
    <meta:generator>LibreOffice/5.2.7.2$Linux_X86_64 LibreOffice_project/20m0$Build-2</meta:generator>
    <dc:date>2019-05-27T14:24:23.406129472</dc:date>
    <meta:editing-duration>PT1H15S</meta:editing-duration>
    <meta:editing-cycles>17</meta:editing-cycles>
    <meta:document-statistic meta:table-count="1" meta:image-count="0" meta:object-count="0" meta:page-count="3" meta:paragraph-count="74" meta:word-count="817" meta:character-count="5138" meta:non-whitespace-character-count="4403"/>
  </office:meta>
</office:document-meta>
</file>